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1009a1" officeooo:paragraph-rsid="001009a1"/>
    </style:style>
    <style:style style:name="P2" style:family="paragraph" style:parent-style-name="Text_20_body">
      <style:paragraph-properties fo:text-align="center" style:justify-single-word="false"/>
      <style:text-properties officeooo:rsid="001009a1" officeooo:paragraph-rsid="001009a1"/>
    </style:style>
    <style:style style:name="P3" style:family="paragraph" style:parent-style-name="Heading_20_2">
      <style:text-properties officeooo:paragraph-rsid="001009a1"/>
    </style:style>
    <style:style style:name="P4" style:family="paragraph" style:parent-style-name="Text_20_body" style:list-style-name="L1"/>
    <style:style style:name="P5" style:family="paragraph" style:parent-style-name="Heading_20_2">
      <style:paragraph-properties fo:margin-top="0cm" fo:margin-bottom="0.247cm" style:contextual-spacing="false" fo:line-height="115%"/>
    </style:style>
    <style:style style:name="P6" style:family="paragraph" style:parent-style-name="Text_20_body">
      <style:text-properties officeooo:paragraph-rsid="001009a1"/>
    </style:style>
    <style:style style:name="P7" style:family="paragraph" style:parent-style-name="Heading_20_2">
      <style:paragraph-properties fo:margin-top="0cm" fo:margin-bottom="0.247cm" style:contextual-spacing="false" fo:line-height="115%"/>
      <style:text-properties officeooo:paragraph-rsid="001009a1"/>
    </style:style>
    <style:style style:name="P8" style:family="paragraph" style:parent-style-name="Text_20_body" style:list-style-name="L2"/>
    <style:style style:name="P9" style:family="paragraph" style:parent-style-name="Horizontal_20_Line">
      <style:paragraph-properties fo:margin-top="0cm" fo:margin-bottom="0.247cm" style:contextual-spacing="false" fo:line-height="115%"/>
    </style:style>
    <style:style style:name="P10" style:family="paragraph" style:parent-style-name="Text_20_body" style:list-style-name="L3"/>
    <style:style style:name="P11" style:family="paragraph" style:parent-style-name="Heading_20_3">
      <style:paragraph-properties fo:margin-top="0cm" fo:margin-bottom="0.247cm" style:contextual-spacing="false" fo:line-height="115%"/>
    </style:style>
    <style:style style:name="P12" style:family="paragraph" style:parent-style-name="Text_20_body" style:list-style-name="L4"/>
    <style:style style:name="T1" style:family="text">
      <style:text-properties officeooo:rsid="00121bda"/>
    </style:style>
    <style:style style:name="T2" style:family="text">
      <style:text-properties officeooo:rsid="00140470"/>
    </style:style>
    <style:style style:name="T3" style:family="text">
      <style:text-properties officeooo:rsid="00113f4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Glossaire</text:h>
      <text:p text:style-name="P2"/>
      <text:h text:style-name="P3" text:outline-level="2">RNN — <text:span text:style-name="Emphasis">Recurrent Neural Network</text:span></text:h>
      <text:p text:style-name="Text_20_body">Un <text:span text:style-name="Strong_20_Emphasis">RNN</text:span> (Recurrent Neural Network) est un type de réseau de neurones conçu pour traiter des données <text:span text:style-name="Strong_20_Emphasis">séquentielles</text:span>, comme du texte, des séries temporelles ou des signaux audio.<text:line-break/>Il lit l’entrée <text:span text:style-name="Strong_20_Emphasis">pas à pas</text:span>, en maintenant un <text:span text:style-name="Strong_20_Emphasis">état caché</text:span> utilisé pour mémoriser l’information passée.<text:line-break/>Cependant, les RNN classiques ont du mal à conserver l'information sur des séquences longues à cause du <text:span text:style-name="Strong_20_Emphasis">problème du gradient qui disparaît</text:span>.</text:p>
      <text:h text:style-name="Heading_20_2" text:outline-level="2">LSTM — <text:span text:style-name="Emphasis">Long Short-Term Memory</text:span></text:h>
      <text:p text:style-name="Text_20_body">Un <text:span text:style-name="Strong_20_Emphasis">LSTM</text:span> est une architecture de réseau récurrent conçue pour résoudre les limitations des RNN classiques.<text:line-break/>Il introduit une <text:span text:style-name="Strong_20_Emphasis">mémoire interne longue durée</text:span>, appelée <text:span text:style-name="Emphasis">cell state</text:span> (ct​), capable de transporter de l’information sur de longues distances dans une séquence.<text:line-break/>Le LSTM utilise <text:span text:style-name="Strong_20_Emphasis">trois portes (gates)</text:span> <text:span text:style-name="T1">=&gt; Forget Gate, Input Gate et Ouput Gate</text:span>p our contrôler ce qu’il garde, ce qu’il oublie et ce qu’il transmet, ce qui le rend particulièrement efficace pour modéliser le contexte dans un texte.</text:p>
      <text:h text:style-name="Heading_20_2" text:outline-level="2">GRU — <text:span text:style-name="Emphasis">Gated Recurrent Unit</text:span></text:h>
      <text:p text:style-name="Text_20_body">Un <text:span text:style-name="Strong_20_Emphasis">GRU</text:span> est une variante simplifiée du LSTM. <text:span text:style-name="T2">On en s’en sert pas beaucoup</text:span><text:line-break/>Il n’utilise que <text:span text:style-name="Strong_20_Emphasis">deux portes</text:span> (update gate et reset gate) au lieu de trois, et ne possède pas de <text:span text:style-name="Emphasis">cell state</text:span> séparé.<text:line-break/>Le GRU est plus rapide à entraîner et utilise moins de paramètres, tout en atteignant des performances comparables au LSTM dans de nombreuses tâches de NLP.</text:p>
      <text:h text:style-name="Heading_20_2" text:outline-level="2">Embedding vector (ou <text:span text:style-name="Strong_20_Emphasis">word embedding</text:span>)</text:h>
      <text:p text:style-name="Text_20_body">Un <text:span text:style-name="Strong_20_Emphasis">embedding</text:span> est une représentation dense d’un mot sous forme de vecteur de petites dimensions (par exemple, 50, 100 ou 300).<text:line-break/>Contrairement aux représentations one-hot ou TF-IDF, les embeddings capturent les <text:span text:style-name="Strong_20_Emphasis">relations sémantiques</text:span> : des mots proches en sens ont des vecteurs proches dans l’espace.<text:line-break/>Ils permettent au modèle de manipuler des mots comme des objets géométriques et facilitent grandement l’apprentissage.</text:p>
      <text:h text:style-name="Heading_20_2" text:outline-level="2">Pretrained embeddings (ex : <text:span text:style-name="Strong_20_Emphasis">GloVe</text:span>, Word2Vec)</text:h>
      <text:p text:style-name="Text_20_body">Les <text:span text:style-name="Strong_20_Emphasis">pretrained embeddings</text:span> sont des embeddings appris préalablement sur d’immenses corpus textuels, souvent contenant des milliards de mots.<text:line-break/>GloVe (<text:span text:style-name="Emphasis">Global Vectors for Word Representation</text:span>) est l’un des plus célèbres.<text:line-break/>Utiliser des embeddings pré-entraînés permet de bénéficier de représentations linguistiques riches, ce qui accélère et améliore l’entraînement sur des datasets plus petits comme IMDB.</text:p>
      <text:h text:style-name="Heading_20_2" text:outline-level="2"><text:soft-page-break/>Forget Gate — <text:span text:style-name="Emphasis">Porte d'oubli</text:span></text:h>
      <text:p text:style-name="Text_20_body">La <text:span text:style-name="Strong_20_Emphasis">forget gate</text:span> est une des trois portes du LSTM.<text:line-break/>Elle détermine <text:span text:style-name="Strong_20_Emphasis">quelle partie de la mémoire précédente doit être oubliée</text:span>.<text:line-break/>Elle calcule une valeur entre 0 et 1 pour chaque unité de mémoire :</text:p>
      <text:list text:style-name="L1">
        <text:list-item>
          <text:p text:style-name="P4">0 = oubli complet</text:p>
        </text:list-item>
        <text:list-item>
          <text:p text:style-name="P4">1 = conservation totale</text:p>
        </text:list-item>
      </text:list>
      <text:p text:style-name="Text_20_body">Cette porte joue un rôle essentiel pour éviter l’accumulation d’informations inutiles.</text:p>
      <text:p text:style-name="Text_20_body"/>
      <text:h text:style-name="P5" text:outline-level="2">Input Gate — <text:span text:style-name="Emphasis">Porte d'entrée</text:span></text:h>
      <text:p text:style-name="Text_20_body">La <text:span text:style-name="Strong_20_Emphasis">input gate</text:span> contrôle <text:span text:style-name="Strong_20_Emphasis">quelle nouvelle information</text:span> doit être écrite dans la mémoire du LSTM.<text:line-break/>Elle combine une porte sigmoïde (qui décide <text:span text:style-name="Emphasis">si</text:span> on ajoute quelque chose) et un vecteur candidat généré par une tanh (qui détermine <text:span text:style-name="Emphasis">quoi</text:span> ajouter).<text:line-break/>C’est elle qui met à jour la mémoire longue durée.</text:p>
      <text:h text:style-name="Heading_20_2" text:outline-level="2">Output Gate — <text:span text:style-name="Emphasis">Porte de sortie</text:span></text:h>
      <text:p text:style-name="Text_20_body">La <text:span text:style-name="Strong_20_Emphasis">output gate</text:span> décide <text:span text:style-name="Strong_20_Emphasis">quelle partie de la mémoire interne doit influencer la sortie à l’instant t</text:span>.<text:line-break/>Elle produit l’état caché ht​, qui résume ce que le LSTM retient de la séquence jusqu’à maintenant.<text:line-break/>Cet état caché sert souvent d’entrée à une couche Dense pour la classification.</text:p>
      <text:h text:style-name="P5" text:outline-level="2"/>
      <text:h text:style-name="P5" text:outline-level="2">Cell state — <text:span text:style-name="Emphasis">Mémoire longue durée (c_t)</text:span></text:h>
      <text:p text:style-name="Text_20_body">Le <text:span text:style-name="Strong_20_Emphasis">cell state</text:span> est la mémoire interne du LSTM.<text:line-break/>Il peut transporter de l’information quasiment intacte à travers de nombreux pas de temps, ce qui permet au LSTM de gérer des <text:span text:style-name="Strong_20_Emphasis">dépendances longues</text:span> (ex : comprendre que “not” modifie “good” plusieurs mots plus loin).</text:p>
      <text:h text:style-name="Heading_20_2" text:outline-level="2">Hidden state — <text:span text:style-name="Emphasis">État caché (h_t)</text:span></text:h>
      <text:p text:style-name="P6">Le <text:span text:style-name="Strong_20_Emphasis">hidden state</text:span> est la sortie instantanée du LSTM.<text:line-break/>Il résume l’information pertinente à l’instant t et est utilisé pour prédire le mot suivant ou pour alimenter une couche Dense dans des tâches de classification.</text:p>
      <text:h text:style-name="P7" text:outline-level="2"/>
      <text:h text:style-name="P7" text:outline-level="2">Vanishing Gradient — <text:span text:style-name="Emphasis">Gradient qui disparaît</text:span></text:h>
      <text:p text:style-name="Text_20_body">Le <text:span text:style-name="Strong_20_Emphasis">vanishing gradient</text:span> est un phénomène qui survient dans les RNN classiques : à mesure que la séquence s’allonge, les gradients deviennent extrêmement faibles.<text:line-break/>Le réseau ne parvient donc plus à apprendre des relations lointaines.<text:line-break/>Les LSTM et GRU ont été spécialement conçus pour éliminer ce problème.</text:p>
      <text:p text:style-name="Text_20_body"><text:soft-page-break/></text:p>
      <text:h text:style-name="Heading_20_2" text:outline-level="2">🔲<text:span text:style-name="Strong_20_Emphasis">Dense Layer — Couche entièrement connectée</text:span></text:h>
      <text:p text:style-name="Text_20_body">Une <text:span text:style-name="Strong_20_Emphasis">couche Dense</text:span> (ou <text:span text:style-name="Emphasis">fully connected layer</text:span>) est une couche de réseau de neurones où <text:span text:style-name="Strong_20_Emphasis">chaque neurone est connecté à toutes les sorties de la couche précédente</text:span>.<text:line-break/>C’est le type de couche le plus simple et le plus classique en deep learning.<text:line-break/>Elle effectue une transformation linéaire suivie, en général, d’une fonction d’activation :</text:p>
      <text:p text:style-name="Text_20_body">y=Wx+b </text:p>
      <text:p text:style-name="Text_20_body">où :</text:p>
      <text:list text:style-name="L2">
        <text:list-item>
          <text:p text:style-name="P8">W est la matrice de poids,</text:p>
        </text:list-item>
        <text:list-item>
          <text:p text:style-name="P8">b est le vecteur de biais,</text:p>
        </text:list-item>
        <text:list-item>
          <text:p text:style-name="P8">x est l’entrée,</text:p>
        </text:list-item>
        <text:list-item>
          <text:p text:style-name="P8">y est la sortie de la couche.</text:p>
        </text:list-item>
      </text:list>
      <text:p text:style-name="Text_20_body">Dans les tâches de classification de texte, la couche Dense finale possède souvent <text:span text:style-name="Strong_20_Emphasis">un seul neurone</text:span>, qui produit une probabilité (via une sigmoïde) d’appartenir à la classe <text:span text:style-name="Emphasis">positive</text:span>.</text:p>
      <text:p text:style-name="Text_20_body">La couche Dense permet d'apprendre des combinaisons non linéaires des caractéristiques extraites par les couches précédentes (par exemple, par un LSTM).</text:p>
      <text:p text:style-name="P9"/>
      <text:h text:style-name="P5" text:outline-level="2">⚡ <text:span text:style-name="Strong_20_Emphasis">Activation Function — Fonction d’activation</text:span></text:h>
      <text:p text:style-name="Text_20_body">Une <text:span text:style-name="Strong_20_Emphasis">fonction d’activation</text:span> est une transformation appliquée sur la sortie d’un neurone pour introduire de la <text:span text:style-name="Strong_20_Emphasis">non-linéarité</text:span> dans le réseau.<text:line-break/>Sans fonctions d’activation, un réseau de neurones ne serait qu’une combinaison linéaire, et serait incapable d’apprendre des relations complexes.</text:p>
      <text:p text:style-name="Text_20_body">Les activations jouent plusieurs rôles :</text:p>
      <text:list text:style-name="L3">
        <text:list-item>
          <text:p text:style-name="P10">elles permettent au réseau de modéliser des relations non linéaires</text:p>
        </text:list-item>
        <text:list-item>
          <text:p text:style-name="P10">elles contrôlent le passage de l'information</text:p>
        </text:list-item>
        <text:list-item>
          <text:p text:style-name="P10">elles stabilisent ou accélèrent l'entraînement</text:p>
        </text:list-item>
      </text:list>
      <text:p text:style-name="Text_20_body">Les activations les plus utilisées :</text:p>
      <text:h text:style-name="P11" text:outline-level="3">✔ Sigmoid</text:h>
      <text:p text:style-name="Text_20_body">σ(x)=1+e−x1​ </text:p>
      <text:p text:style-name="Text_20_body">Transforme un nombre en une probabilité entre 0 et 1.<text:line-break/>C'est l’activation typique pour les tâches de classification binaire.</text:p>
      <text:h text:style-name="P11" text:outline-level="3">✔ ReLU (Rectified Linear Unit)</text:h>
      <text:p text:style-name="Text_20_body">ReLU(x)=max(0,x) </text:p>
      <text:p text:style-name="Text_20_body"><text:soft-page-break/>Très utilisée dans les deep networks, car elle évite en grande partie le problème du gradient qui disparaît.</text:p>
      <text:h text:style-name="P11" text:outline-level="3">✔ Tanh</text:h>
      <text:p text:style-name="Text_20_body">tanh(x)=ex+e−xex−e−x​ </text:p>
      <text:p text:style-name="Text_20_body">Renvoie une valeur entre -1 et 1.<text:line-break/>Utilisée dans les LSTM pour contenir les valeurs de la mémoire.</text:p>
      <text:h text:style-name="Heading_20_2" text:outline-level="2">🧩 Pourquoi ces concepts sont importants <text:span text:style-name="T3">en LSTM </text:span>?</text:h>
      <text:list text:style-name="L4">
        <text:list-item>
          <text:p text:style-name="P12">La <text:span text:style-name="Strong_20_Emphasis">couche Dense</text:span> finale transforme la représentation extraite par ton LSTM en une probabilité de sentiment positif.</text:p>
        </text:list-item>
        <text:list-item>
          <text:p text:style-name="P12">La <text:span text:style-name="Strong_20_Emphasis">fonction d’activation sigmoid</text:span> convertit la sortie du neurone en une probabilité, ce qui permet de décider si un texte est plutôt positif ou négatif.</text:p>
        </text:list-item>
        <text:list-item>
          <text:p text:style-name="P12">Les <text:span text:style-name="Strong_20_Emphasis">activations internes</text:span> du LSTM (sigmoid et tanh) contrôlent la circulation de l'information à travers le temps.</text:p>
        </text:list-item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3T10:27:47.745200755</meta:creation-date>
    <dc:date>2025-12-03T17:46:42.567866439</dc:date>
    <meta:editing-duration>PT6H32M1S</meta:editing-duration>
    <meta:editing-cycles>3</meta:editing-cycles>
    <meta:generator>LibreOffice/25.2.6.2$Linux_X86_64 LibreOffice_project/40d1a0e1d5bdf1afaeae24d9ece32bbb00fa66a4</meta:generator>
    <meta:document-statistic meta:table-count="0" meta:image-count="0" meta:object-count="0" meta:page-count="4" meta:paragraph-count="56" meta:word-count="930" meta:character-count="6322" meta:non-whitespace-character-count="4975"/>
  </office:meta>
</office:document-meta>
</file>